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60000017351D31C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fill="none" draw:fill-color="#eeeeee" draw:textarea-vertical-align="middle"/>
    </style:style>
    <style:style style:name="gr3" style:family="graphic" style:parent-style-name="standard">
      <style:graphic-properties draw:stroke="solid" draw:stroke-dash="Fine_20_Dashed" svg:stroke-color="#000000"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333333" draw:fill="none" draw:fill-color="#eeeeee" draw:textarea-vertical-align="middle"/>
    </style:style>
    <style:style style:name="gr8" style:family="graphic" style:parent-style-name="standard">
      <style:graphic-properties draw:stroke="solid" draw:stroke-dash="Fine_20_Dashed" svg:stroke-color="#333333" draw:fill="solid" draw:fill-color="#80808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6.44cm" svg:x="0.873cm" svg:y="1.889cm">
          <draw:image xlink:href="Pictures/10000000000005D60000017351D31CD4.png" xlink:type="simple" xlink:show="embed" xlink:actuate="onLoad">
            <text:p/>
          </draw:image>
        </draw:frame>
        <draw:line draw:style-name="gr2" draw:text-style-name="P2" draw:layer="layout" svg:x1="5.132cm" svg:y1="8.515cm" svg:x2="5.9cm" svg:y2="8.515cm">
          <text:p/>
        </draw:line>
        <draw:custom-shape draw:style-name="gr3" draw:text-style-name="P1" draw:layer="layout" svg:width="0.092cm" svg:height="0.092cm" svg:x="5.062cm" svg:y="8.4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12cm" svg:height="0.112cm" draw:transform="rotate (-0.775275253735881) translate (5.294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52cm" svg:height="0.154cm" svg:x="5.064cm" svg:y="8.2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12cm" svg:height="0.111cm" draw:transform="skewX (-0.00907571211037054) rotate (-0.775275253735881) translate (5.294cm 8.60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4cm" svg:height="0.154cm" svg:x="5.032cm" svg:y="8.60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93cm" svg:y1="8.393cm" svg:x2="5.093cm" svg:y2="8.454cm">
          <text:p/>
        </draw:line>
        <draw:line draw:style-name="gr2" draw:text-style-name="P1" draw:layer="layout" svg:x1="5.093cm" svg:y1="8.546cm" svg:x2="5.093cm" svg:y2="8.607cm">
          <text:p/>
        </draw:line>
        <draw:custom-shape draw:style-name="gr3" draw:text-style-name="P1" draw:layer="layout" svg:width="0.092cm" svg:height="0.092cm" svg:x="5.895cm" svg:y="8.4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12cm" svg:height="0.111cm" draw:transform="skewX (-0.00907571211037054) rotate (-0.775275253735881) translate (6.127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5cm" svg:height="0.154cm" svg:x="5.865cm" svg:y="8.2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12cm" svg:height="0.111cm" draw:transform="skewX (-0.00907571211037054) rotate (-0.775275253735881) translate (6.127cm 8.60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5cm" svg:height="0.154cm" svg:x="5.865cm" svg:y="8.60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27cm" svg:y1="8.393cm" svg:x2="5.927cm" svg:y2="8.454cm">
          <text:p/>
        </draw:line>
        <draw:line draw:style-name="gr2" draw:text-style-name="P1" draw:layer="layout" svg:x1="5.927cm" svg:y1="8.546cm" svg:x2="5.927cm" svg:y2="8.607cm">
          <text:p/>
        </draw:line>
        <draw:custom-shape draw:style-name="gr5" draw:text-style-name="P1" draw:layer="layout" svg:width="0.092cm" svg:height="0.092cm" svg:x="5.493cm" svg:y="8.4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111cm" svg:height="0.112cm" draw:transform="skewX (-0.00890117918517106) rotate (-0.775275253735881) translate (5.724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6" draw:text-style-name="P1" draw:layer="layout" svg:width="0.183cm" svg:height="0.154cm" svg:x="5.463cm" svg:y="8.2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11cm" svg:height="0.112cm" draw:transform="skewX (-0.00890117918517106) rotate (-0.775275253735881) translate (5.724cm 8.60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3cm" svg:height="0.154cm" svg:x="5.463cm" svg:y="8.60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23cm" svg:y1="8.393cm" svg:x2="5.523cm" svg:y2="8.454cm">
          <text:p/>
        </draw:line>
        <draw:line draw:style-name="gr2" draw:text-style-name="P1" draw:layer="layout" svg:x1="5.523cm" svg:y1="8.546cm" svg:x2="5.523cm" svg:y2="8.607cm">
          <text:p/>
        </draw:line>
        <draw:line draw:style-name="gr2" draw:text-style-name="P2" draw:layer="layout" svg:x1="13.797cm" svg:y1="8.504cm" svg:x2="14.544cm" svg:y2="8.504cm">
          <text:p/>
        </draw:line>
        <draw:custom-shape draw:style-name="gr3" draw:text-style-name="P1" draw:layer="layout" svg:width="0.089cm" svg:height="0.089cm" svg:x="13.73cm" svg:y="8.4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09cm" svg:height="0.108cm" draw:transform="skewX (0.00925024503556985) rotate (-0.775275253735881) translate (13.955cm 8.235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9cm" svg:height="0.149cm" svg:x="13.7cm" svg:y="8.2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1cm" svg:height="0.108cm" draw:transform="rotate (-0.775275253735881) translate (13.955cm 8.593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79cm" svg:height="0.149cm" svg:x="13.7cm" svg:y="8.5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6cm" svg:y1="8.384cm" svg:x2="13.76cm" svg:y2="8.444cm">
          <text:p/>
        </draw:line>
        <draw:line draw:style-name="gr2" draw:text-style-name="P1" draw:layer="layout" svg:x1="13.76cm" svg:y1="8.534cm" svg:x2="13.76cm" svg:y2="8.594cm">
          <text:p/>
        </draw:line>
        <draw:custom-shape draw:style-name="gr3" draw:text-style-name="P1" draw:layer="layout" svg:width="0.09cm" svg:height="0.089cm" svg:x="14.54cm" svg:y="8.4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09cm" svg:height="0.107cm" draw:transform="rotate (-0.775275253735881) translate (14.765cm 8.235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14.51cm" svg:y="8.2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1cm" svg:height="0.107cm" draw:transform="skewX (-0.00942477796076935) rotate (-0.775275253735881) translate (14.765cm 8.593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14.51cm" svg:y="8.5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57cm" svg:y1="8.384cm" svg:x2="14.57cm" svg:y2="8.444cm">
          <text:p/>
        </draw:line>
        <draw:line draw:style-name="gr2" draw:text-style-name="P1" draw:layer="layout" svg:x1="14.57cm" svg:y1="8.534cm" svg:x2="14.57cm" svg:y2="8.594cm">
          <text:p/>
        </draw:line>
        <draw:custom-shape draw:style-name="gr5" draw:text-style-name="P1" draw:layer="layout" svg:width="0.088cm" svg:height="0.089cm" svg:x="14.149cm" svg:y="8.4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109cm" svg:height="0.107cm" draw:transform="rotate (-0.775275253735881) translate (14.373cm 8.235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6" draw:text-style-name="P1" draw:layer="layout" svg:width="0.179cm" svg:height="0.149cm" svg:x="14.119cm" svg:y="8.2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1cm" svg:height="0.107cm" draw:transform="skewX (-0.00942477796076935) rotate (-0.775275253735881) translate (14.373cm 8.593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9cm" svg:height="0.149cm" svg:x="14.119cm" svg:y="8.5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178cm" svg:y1="8.384cm" svg:x2="14.178cm" svg:y2="8.444cm">
          <text:p/>
        </draw:line>
        <draw:line draw:style-name="gr2" draw:text-style-name="P1" draw:layer="layout" svg:x1="14.178cm" svg:y1="8.534cm" svg:x2="14.178cm" svg:y2="8.594cm">
          <text:p/>
        </draw:line>
        <draw:line draw:style-name="gr2" draw:text-style-name="P2" draw:layer="layout" svg:x1="7.955cm" svg:y1="8.503cm" svg:x2="8.702cm" svg:y2="8.503cm">
          <text:p/>
        </draw:line>
        <draw:custom-shape draw:style-name="gr3" draw:text-style-name="P1" draw:layer="layout" svg:width="0.09cm" svg:height="0.09cm" svg:x="7.888cm" svg:y="8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8cm" svg:height="0.108cm" draw:transform="rotate (-0.775275253735881) translate (8.114cm 8.234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7.858cm" svg:y="8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08cm" svg:height="0.109cm" draw:transform="skewX (-0.00925024503557001) rotate (-0.775275253735881) translate (8.114cm 8.593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7.858cm" svg:y="8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918cm" svg:y1="8.383cm" svg:x2="7.918cm" svg:y2="8.443cm">
          <text:p/>
        </draw:line>
        <draw:line draw:style-name="gr2" draw:text-style-name="P1" draw:layer="layout" svg:x1="7.918cm" svg:y1="8.533cm" svg:x2="7.918cm" svg:y2="8.593cm">
          <text:p/>
        </draw:line>
        <draw:custom-shape draw:style-name="gr3" draw:text-style-name="P1" draw:layer="layout" svg:width="0.09cm" svg:height="0.09cm" svg:x="8.699cm" svg:y="8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8cm" svg:height="0.108cm" draw:transform="rotate (-0.775275253735881) translate (8.924cm 8.234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8.668cm" svg:y="8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08cm" svg:height="0.108cm" draw:transform="rotate (-0.775275253735881) translate (8.924cm 8.593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8.668cm" svg:y="8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728cm" svg:y1="8.383cm" svg:x2="8.728cm" svg:y2="8.443cm">
          <text:p/>
        </draw:line>
        <draw:line draw:style-name="gr2" draw:text-style-name="P1" draw:layer="layout" svg:x1="8.728cm" svg:y1="8.533cm" svg:x2="8.728cm" svg:y2="8.593cm">
          <text:p/>
        </draw:line>
        <draw:custom-shape draw:style-name="gr3" draw:text-style-name="P1" draw:layer="layout" svg:width="0.09cm" svg:height="0.09cm" svg:x="8.307cm" svg:y="8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7cm" svg:height="0.109cm" draw:transform="rotate (-0.775275253735881) translate (8.533cm 8.234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8.276cm" svg:y="8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07cm" svg:height="0.109cm" draw:transform="rotate (-0.775275253735881) translate (8.533cm 8.593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8.276cm" svg:y="8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336cm" svg:y1="8.383cm" svg:x2="8.336cm" svg:y2="8.443cm">
          <text:p/>
        </draw:line>
        <draw:line draw:style-name="gr2" draw:text-style-name="P1" draw:layer="layout" svg:x1="8.336cm" svg:y1="8.533cm" svg:x2="8.336cm" svg:y2="8.593cm">
          <text:p/>
        </draw:line>
        <draw:line draw:style-name="gr2" draw:text-style-name="P2" draw:layer="layout" svg:x1="11.13cm" svg:y1="8.508cm" svg:x2="11.877cm" svg:y2="8.508cm">
          <text:p/>
        </draw:line>
        <draw:custom-shape draw:style-name="gr3" draw:text-style-name="P1" draw:layer="layout" svg:width="0.09cm" svg:height="0.09cm" svg:x="11.063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8cm" svg:height="0.108cm" draw:transform="rotate (-0.775275253735881) translate (11.289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11.033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08cm" svg:height="0.109cm" draw:transform="skewX (-0.00925024503557001) rotate (-0.775275253735881) translate (11.289cm 8.598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11.033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093cm" svg:y1="8.388cm" svg:x2="11.093cm" svg:y2="8.448cm">
          <text:p/>
        </draw:line>
        <draw:line draw:style-name="gr2" draw:text-style-name="P1" draw:layer="layout" svg:x1="11.093cm" svg:y1="8.538cm" svg:x2="11.093cm" svg:y2="8.598cm">
          <text:p/>
        </draw:line>
        <draw:custom-shape draw:style-name="gr3" draw:text-style-name="P1" draw:layer="layout" svg:width="0.09cm" svg:height="0.09cm" svg:x="11.874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8cm" svg:height="0.108cm" draw:transform="rotate (-0.775275253735881) translate (12.099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11.843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08cm" svg:height="0.108cm" draw:transform="rotate (-0.775275253735881) translate (12.099cm 8.598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11.843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903cm" svg:y1="8.388cm" svg:x2="11.903cm" svg:y2="8.448cm">
          <text:p/>
        </draw:line>
        <draw:line draw:style-name="gr2" draw:text-style-name="P1" draw:layer="layout" svg:x1="11.903cm" svg:y1="8.538cm" svg:x2="11.903cm" svg:y2="8.598cm">
          <text:p/>
        </draw:line>
        <draw:custom-shape draw:style-name="gr3" draw:text-style-name="P1" draw:layer="layout" svg:width="0.09cm" svg:height="0.09cm" svg:x="11.482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7cm" svg:height="0.109cm" draw:transform="rotate (-0.775275253735881) translate (11.708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11.451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07cm" svg:height="0.109cm" draw:transform="rotate (-0.775275253735881) translate (11.708cm 8.598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8cm" svg:height="0.149cm" svg:x="11.451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511cm" svg:y1="8.388cm" svg:x2="11.511cm" svg:y2="8.448cm">
          <text:p/>
        </draw:line>
        <draw:line draw:style-name="gr2" draw:text-style-name="P1" draw:layer="layout" svg:x1="11.511cm" svg:y1="8.538cm" svg:x2="11.511cm" svg:y2="8.598cm">
          <text:p/>
        </draw:line>
        <draw:line draw:style-name="gr2" draw:text-style-name="P2" draw:layer="layout" svg:x1="16.718cm" svg:y1="8.504cm" svg:x2="17.465cm" svg:y2="8.504cm">
          <text:p/>
        </draw:line>
        <draw:custom-shape draw:style-name="gr3" draw:text-style-name="P1" draw:layer="layout" svg:width="0.089cm" svg:height="0.09cm" svg:x="16.651cm" svg:y="8.4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09cm" svg:height="0.108cm" draw:transform="skewX (0.00925024503556985) rotate (-0.775275253735881) translate (16.876cm 8.235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9cm" svg:height="0.149cm" svg:x="16.621cm" svg:y="8.2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09cm" svg:height="0.109cm" draw:transform="rotate (-0.775275253735881) translate (16.876cm 8.593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9cm" svg:height="0.15cm" svg:x="16.621cm" svg:y="8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681cm" svg:y1="8.384cm" svg:x2="16.681cm" svg:y2="8.444cm">
          <text:p/>
        </draw:line>
        <draw:line draw:style-name="gr2" draw:text-style-name="P1" draw:layer="layout" svg:x1="16.681cm" svg:y1="8.534cm" svg:x2="16.681cm" svg:y2="8.594cm">
          <text:p/>
        </draw:line>
        <draw:custom-shape draw:style-name="gr3" draw:text-style-name="P1" draw:layer="layout" svg:width="0.09cm" svg:height="0.09cm" svg:x="17.461cm" svg:y="8.4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08cm" svg:height="0.108cm" draw:transform="rotate (-0.775275253735881) translate (17.687cm 8.235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8cm" svg:height="0.149cm" svg:x="17.431cm" svg:y="8.2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08cm" svg:height="0.109cm" draw:transform="skewX (-0.00925024503557001) rotate (-0.775275253735881) translate (17.687cm 8.593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8cm" svg:height="0.15cm" svg:x="17.431cm" svg:y="8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7.491cm" svg:y1="8.384cm" svg:x2="17.491cm" svg:y2="8.444cm">
          <text:p/>
        </draw:line>
        <draw:line draw:style-name="gr2" draw:text-style-name="P1" draw:layer="layout" svg:x1="17.491cm" svg:y1="8.534cm" svg:x2="17.491cm" svg:y2="8.594cm">
          <text:p/>
        </draw:line>
        <draw:custom-shape draw:style-name="gr5" draw:text-style-name="P1" draw:layer="layout" svg:width="0.09cm" svg:height="0.09cm" svg:x="17.069cm" svg:y="8.4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109cm" svg:height="0.108cm" draw:transform="skewX (0.00925024503556985) rotate (-0.775275253735881) translate (17.294cm 8.235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6" draw:text-style-name="P1" draw:layer="layout" svg:width="0.179cm" svg:height="0.149cm" svg:x="17.039cm" svg:y="8.2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09cm" svg:height="0.109cm" draw:transform="rotate (-0.775275253735881) translate (17.294cm 8.593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1" draw:layer="layout" svg:width="0.179cm" svg:height="0.15cm" svg:x="17.039cm" svg:y="8.5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099cm" svg:y1="8.384cm" svg:x2="17.099cm" svg:y2="8.444cm">
          <text:p/>
        </draw:line>
        <draw:line draw:style-name="gr2" draw:text-style-name="P1" draw:layer="layout" svg:x1="17.099cm" svg:y1="8.534cm" svg:x2="17.099cm" svg:y2="8.594cm">
          <text:p/>
        </draw:line>
        <draw:line draw:style-name="gr2" draw:text-style-name="P2" draw:layer="layout" svg:x1="19.646cm" svg:y1="8.506cm" svg:x2="20.389cm" svg:y2="8.506cm">
          <text:p/>
        </draw:line>
        <draw:custom-shape draw:style-name="gr3" draw:text-style-name="P1" draw:layer="layout" svg:width="0.089cm" svg:height="0.089cm" svg:x="19.579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8cm" svg:height="0.107cm" draw:transform="skewX (0.00942477796076946) rotate (-0.775275253735881) translate (19.802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8cm" svg:height="0.149cm" svg:x="19.549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08cm" svg:height="0.107cm" draw:transform="skewX (0.00942477796076946) rotate (-0.775275253735881) translate (19.802cm 8.596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8cm" svg:height="0.147cm" svg:x="19.549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9.608cm" svg:y1="8.388cm" svg:x2="19.608cm" svg:y2="8.447cm">
          <text:p/>
        </draw:line>
        <draw:line draw:style-name="gr2" draw:text-style-name="P1" draw:layer="layout" svg:x1="19.608cm" svg:y1="8.536cm" svg:x2="19.608cm" svg:y2="8.595cm">
          <text:p/>
        </draw:line>
        <draw:custom-shape draw:style-name="gr3" draw:text-style-name="P1" draw:layer="layout" svg:width="0.089cm" svg:height="0.089cm" svg:x="20.384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7cm" svg:height="0.107cm" draw:transform="rotate (-0.775275253735881) translate (20.608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9cm" svg:height="0.149cm" svg:x="20.354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07cm" svg:height="0.107cm" draw:transform="skewX (0.00942477796076936) rotate (-0.775275253735881) translate (20.608cm 8.596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9cm" svg:height="0.147cm" svg:x="20.354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0.414cm" svg:y1="8.388cm" svg:x2="20.414cm" svg:y2="8.447cm">
          <text:p/>
        </draw:line>
        <draw:line draw:style-name="gr2" draw:text-style-name="P1" draw:layer="layout" svg:x1="20.414cm" svg:y1="8.536cm" svg:x2="20.414cm" svg:y2="8.595cm">
          <text:p/>
        </draw:line>
        <draw:custom-shape draw:style-name="gr3" draw:text-style-name="P1" draw:layer="layout" svg:width="0.089cm" svg:height="0.089cm" svg:x="19.994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7cm" svg:height="0.108cm" draw:transform="rotate (-0.775275253735881) translate (20.219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8cm" svg:height="0.149cm" svg:x="19.965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07cm" svg:height="0.109cm" draw:transform="skewX (0.0183259571459405) rotate (-0.775275253735881) translate (20.219cm 8.596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8cm" svg:height="0.147cm" svg:x="19.965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0.024cm" svg:y1="8.388cm" svg:x2="20.024cm" svg:y2="8.447cm">
          <text:p/>
        </draw:line>
        <draw:line draw:style-name="gr2" draw:text-style-name="P1" draw:layer="layout" svg:x1="20.024cm" svg:y1="8.536cm" svg:x2="20.024cm" svg:y2="8.595cm">
          <text:p/>
        </draw:line>
        <draw:line draw:style-name="gr7" draw:text-style-name="P2" draw:layer="layout" svg:x1="22.56cm" svg:y1="8.506cm" svg:x2="23.303cm" svg:y2="8.506cm">
          <text:p/>
        </draw:line>
        <draw:custom-shape draw:style-name="gr8" draw:text-style-name="P1" draw:layer="layout" svg:width="0.089cm" svg:height="0.089cm" svg:x="22.493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8cm" svg:height="0.107cm" draw:transform="skewX (0.00942477796076946) rotate (-0.775275253735881) translate (22.716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8cm" svg:height="0.149cm" svg:x="22.463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08cm" svg:height="0.107cm" draw:transform="skewX (0.00942477796076946) rotate (-0.775275253735881) translate (22.716cm 8.596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8cm" svg:height="0.147cm" svg:x="22.463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2.522cm" svg:y1="8.388cm" svg:x2="22.522cm" svg:y2="8.447cm">
          <text:p/>
        </draw:line>
        <draw:line draw:style-name="gr7" draw:text-style-name="P1" draw:layer="layout" svg:x1="22.522cm" svg:y1="8.536cm" svg:x2="22.522cm" svg:y2="8.595cm">
          <text:p/>
        </draw:line>
        <draw:custom-shape draw:style-name="gr8" draw:text-style-name="P1" draw:layer="layout" svg:width="0.089cm" svg:height="0.089cm" svg:x="23.298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7cm" svg:height="0.107cm" draw:transform="rotate (-0.775275253735881) translate (23.522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9cm" svg:height="0.149cm" svg:x="23.268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07cm" svg:height="0.107cm" draw:transform="skewX (0.00942477796076936) rotate (-0.775275253735881) translate (23.522cm 8.596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9cm" svg:height="0.147cm" svg:x="23.268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3.328cm" svg:y1="8.388cm" svg:x2="23.328cm" svg:y2="8.447cm">
          <text:p/>
        </draw:line>
        <draw:line draw:style-name="gr7" draw:text-style-name="P1" draw:layer="layout" svg:x1="23.328cm" svg:y1="8.536cm" svg:x2="23.328cm" svg:y2="8.595cm">
          <text:p/>
        </draw:line>
        <draw:custom-shape draw:style-name="gr8" draw:text-style-name="P1" draw:layer="layout" svg:width="0.089cm" svg:height="0.089cm" svg:x="22.908cm" svg:y="8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07cm" svg:height="0.108cm" draw:transform="rotate (-0.775275253735881) translate (23.133cm 8.239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4" draw:text-style-name="P1" draw:layer="layout" svg:width="0.178cm" svg:height="0.149cm" svg:x="22.879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07cm" svg:height="0.109cm" draw:transform="skewX (0.0183259571459405) rotate (-0.775275253735881) translate (23.133cm 8.596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3" draw:text-style-name="P1" draw:layer="layout" svg:width="0.178cm" svg:height="0.147cm" svg:x="22.879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2.938cm" svg:y1="8.388cm" svg:x2="22.938cm" svg:y2="8.447cm">
          <text:p/>
        </draw:line>
        <draw:line draw:style-name="gr7" draw:text-style-name="P1" draw:layer="layout" svg:x1="22.938cm" svg:y1="8.536cm" svg:x2="22.938cm" svg:y2="8.595cm">
          <text:p/>
        </draw:line>
        <draw:g>
          <svg:title>TexMaths</svg:title>
          <svg:desc>8§display§M=10
§svg§600§FALSE§</svg:desc>
          <draw:polygon draw:style-name="gr9" draw:layer="layout" svg:width="0.959cm" svg:height="0.192cm" svg:x="5.176cm" svg:y="9.001cm" svg:viewBox="0 0 960 193" draw:points="480,193 0,193 0,0 960,0 960,193">
            <text:p/>
          </draw:polygon>
          <draw:path draw:style-name="gr10" draw:layer="layout" svg:width="0.281cm" svg:height="0.192cm" svg:x="5.188cm" svg:y="9.001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5.574cm" svg:y="9.09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093cm" svg:height="0.187cm" svg:x="5.879cm" svg:y="9.006cm" svg:viewBox="0 0 94 188" svg:d="M58 7c0-6 0-7-6-7-18 18-43 18-52 18v9c6 0 22 0 37-8v146c0 11-1 14-27 14h-8v9c10-1 34-1 46-1 11 0 36 0 46 1v-9h-9c-26 0-27-3-27-14z">
            <text:p/>
          </draw:path>
          <draw:path draw:style-name="gr10" draw:layer="layout" svg:width="0.118cm" svg:height="0.193cm" svg:x="6.006cm" svg:y="9.006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  <draw:g>
          <svg:title>TexMaths</svg:title>
          <svg:desc>8§display§M=10
§svg§600§FALSE§</svg:desc>
          <draw:polygon draw:style-name="gr9" draw:layer="layout" svg:width="0.959cm" svg:height="0.192cm" svg:x="7.858cm" svg:y="9.001cm" svg:viewBox="0 0 960 193" draw:points="480,193 0,193 0,0 960,0 960,193">
            <text:p/>
          </draw:polygon>
          <draw:path draw:style-name="gr10" draw:layer="layout" svg:width="0.281cm" svg:height="0.192cm" svg:x="7.87cm" svg:y="9.001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8.256cm" svg:y="9.09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093cm" svg:height="0.187cm" svg:x="8.561cm" svg:y="9.006cm" svg:viewBox="0 0 94 188" svg:d="M58 7c0-6 0-7-6-7-18 18-43 18-52 18v9c6 0 22 0 37-8v146c0 11-1 14-27 14h-8v9c10-1 34-1 46-1 11 0 36 0 46 1v-9h-9c-26 0-27-3-27-14z">
            <text:p/>
          </draw:path>
          <draw:path draw:style-name="gr10" draw:layer="layout" svg:width="0.118cm" svg:height="0.193cm" svg:x="8.688cm" svg:y="9.006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  <draw:g>
          <svg:title>TexMaths</svg:title>
          <svg:desc>8§display§M=20
§svg§600§FALSE§</svg:desc>
          <draw:polygon draw:style-name="gr9" draw:layer="layout" svg:width="0.959cm" svg:height="0.192cm" svg:x="11.145cm" svg:y="9.001cm" svg:viewBox="0 0 960 193" draw:points="480,193 0,193 0,0 960,0 960,193">
            <text:p/>
          </draw:polygon>
          <draw:path draw:style-name="gr10" draw:layer="layout" svg:width="0.281cm" svg:height="0.192cm" svg:x="11.157cm" svg:y="9.001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11.543cm" svg:y="9.09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112cm" svg:height="0.187cm" svg:x="11.837cm" svg:y="9.006cm" svg:viewBox="0 0 113 188" svg:d="M22 166l30-29c44-39 61-54 61-83 0-32-26-54-60-54-32 0-53 26-53 51 0 16 14 16 15 16 5 0 15-4 15-15 0-7-5-14-16-14-1 0-2 0-3 0 7-19 22-29 39-29 25 0 37 23 37 45 0 24-14 46-29 63l-55 60c-3 4-3 4-3 11h105l8-49h-7c-1 8-4 21-6 25-2 2-21 2-27 2z">
            <text:p/>
          </draw:path>
          <draw:path draw:style-name="gr10" draw:layer="layout" svg:width="0.118cm" svg:height="0.193cm" svg:x="11.975cm" svg:y="9.006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  <draw:g>
          <svg:title>TexMaths</svg:title>
          <svg:desc>8§display§M=10
§svg§600§FALSE§</svg:desc>
          <draw:polygon draw:style-name="gr9" draw:layer="layout" svg:width="0.959cm" svg:height="0.192cm" svg:x="13.685cm" svg:y="9.001cm" svg:viewBox="0 0 960 193" draw:points="480,193 0,193 0,0 960,0 960,193">
            <text:p/>
          </draw:polygon>
          <draw:path draw:style-name="gr10" draw:layer="layout" svg:width="0.281cm" svg:height="0.192cm" svg:x="13.697cm" svg:y="9.001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14.083cm" svg:y="9.09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093cm" svg:height="0.187cm" svg:x="14.388cm" svg:y="9.006cm" svg:viewBox="0 0 94 188" svg:d="M58 7c0-6 0-7-6-7-18 18-43 18-52 18v9c6 0 22 0 37-8v146c0 11-1 14-27 14h-8v9c10-1 34-1 46-1 11 0 36 0 46 1v-9h-9c-26 0-27-3-27-14z">
            <text:p/>
          </draw:path>
          <draw:path draw:style-name="gr10" draw:layer="layout" svg:width="0.118cm" svg:height="0.193cm" svg:x="14.515cm" svg:y="9.006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  <draw:g>
          <svg:title>TexMaths</svg:title>
          <svg:desc>8§display§M=10
§svg§600§FALSE§</svg:desc>
          <draw:polygon draw:style-name="gr9" draw:layer="layout" svg:width="0.959cm" svg:height="0.192cm" svg:x="16.733cm" svg:y="9.001cm" svg:viewBox="0 0 960 193" draw:points="480,193 0,193 0,0 960,0 960,193">
            <text:p/>
          </draw:polygon>
          <draw:path draw:style-name="gr10" draw:layer="layout" svg:width="0.281cm" svg:height="0.192cm" svg:x="16.745cm" svg:y="9.001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17.131cm" svg:y="9.09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093cm" svg:height="0.187cm" svg:x="17.436cm" svg:y="9.006cm" svg:viewBox="0 0 94 188" svg:d="M58 7c0-6 0-7-6-7-18 18-43 18-52 18v9c6 0 22 0 37-8v146c0 11-1 14-27 14h-8v9c10-1 34-1 46-1 11 0 36 0 46 1v-9h-9c-26 0-27-3-27-14z">
            <text:p/>
          </draw:path>
          <draw:path draw:style-name="gr10" draw:layer="layout" svg:width="0.118cm" svg:height="0.193cm" svg:x="17.563cm" svg:y="9.006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  <draw:g>
          <svg:title>TexMaths</svg:title>
          <svg:desc>8§display§M=10
§svg§600§FALSE§</svg:desc>
          <draw:polygon draw:style-name="gr9" draw:layer="layout" svg:width="0.959cm" svg:height="0.192cm" svg:x="19.669cm" svg:y="9.001cm" svg:viewBox="0 0 960 193" draw:points="480,193 0,193 0,0 960,0 960,193">
            <text:p/>
          </draw:polygon>
          <draw:path draw:style-name="gr10" draw:layer="layout" svg:width="0.281cm" svg:height="0.192cm" svg:x="19.681cm" svg:y="9.001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20.067cm" svg:y="9.09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093cm" svg:height="0.187cm" svg:x="20.372cm" svg:y="9.006cm" svg:viewBox="0 0 94 188" svg:d="M58 7c0-6 0-7-6-7-18 18-43 18-52 18v9c6 0 22 0 37-8v146c0 11-1 14-27 14h-8v9c10-1 34-1 46-1 11 0 36 0 46 1v-9h-9c-26 0-27-3-27-14z">
            <text:p/>
          </draw:path>
          <draw:path draw:style-name="gr10" draw:layer="layout" svg:width="0.118cm" svg:height="0.193cm" svg:x="20.499cm" svg:y="9.006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  <draw:g>
          <svg:title>TexMaths</svg:title>
          <svg:desc>8§display§M=20
§svg§600§FALSE§</svg:desc>
          <draw:polygon draw:style-name="gr9" draw:layer="layout" svg:width="0.959cm" svg:height="0.192cm" svg:x="22.575cm" svg:y="9.001cm" svg:viewBox="0 0 960 193" draw:points="480,193 0,193 0,0 960,0 960,193">
            <text:p/>
          </draw:polygon>
          <draw:path draw:style-name="gr10" draw:layer="layout" svg:width="0.281cm" svg:height="0.192cm" svg:x="22.587cm" svg:y="9.001cm" svg:viewBox="0 0 282 193" svg:d="M250 22c2-11 2-13 24-13 6 0 8 0 8-6 0-3-2-3-7-3h-37c-8 0-8 0-12 6l-102 160-22-160c-1-6-2-6-9-6h-39c-5 0-8 0-8 6 0 3 3 3 8 3 4 0 9 0 12 1 4 0 7 0 7 4 0 1-1 2-2 5l-36 144c-2 11-7 20-30 21-1 0-5 0-5 5 0 3 2 4 4 4 9 0 19-1 28-1 10 0 20 1 29 1 1 0 5 0 5-6 0-3-3-3-5-3-16 0-19-6-19-12 0-3 0-4 1-7l39-154 24 175c0 3 1 7 4 7 4 0 5-4 7-5l113-179-40 162c-3 10-3 13-25 13-5 0-8 0-8 5 0 4 3 4 4 4 8 0 27-1 35-1 11 0 24 1 35 1 2 0 6 0 6-6 0-3-3-3-8-3-11 0-19 0-19-5 0-2 0-2 2-7z">
            <text:p/>
          </draw:path>
          <draw:path draw:style-name="gr10" draw:layer="layout" svg:width="0.187cm" svg:height="0.065cm" svg:x="22.973cm" svg:y="9.09cm" svg:viewBox="0 0 188 66" svg:d="M178 11c4 0 10 0 10-5 0-6-6-6-10-6h-168c-4 0-10 0-10 6 0 5 6 5 10 5zM178 66c4 0 10 0 10-5 0-6-6-6-10-6h-168c-4 0-10 0-10 6 0 5 6 5 10 5z">
            <text:p/>
          </draw:path>
          <draw:path draw:style-name="gr10" draw:layer="layout" svg:width="0.112cm" svg:height="0.187cm" svg:x="23.267cm" svg:y="9.006cm" svg:viewBox="0 0 113 188" svg:d="M22 166l30-29c44-39 61-54 61-83 0-32-26-54-60-54-32 0-53 26-53 51 0 16 14 16 15 16 5 0 15-4 15-15 0-7-5-14-16-14-1 0-2 0-3 0 7-19 22-29 39-29 25 0 37 23 37 45 0 24-14 46-29 63l-55 60c-3 4-3 4-3 11h105l8-49h-7c-1 8-4 21-6 25-2 2-21 2-27 2z">
            <text:p/>
          </draw:path>
          <draw:path draw:style-name="gr10" draw:layer="layout" svg:width="0.118cm" svg:height="0.193cm" svg:x="23.405cm" svg:y="9.006cm" svg:viewBox="0 0 119 194" svg:d="M119 98c0-23-1-45-11-66-13-27-36-32-48-32-18 0-38 7-50 34-8 19-10 41-10 64 0 21 1 46 13 67 12 24 33 29 46 29 15 0 37-6 50-33 9-19 10-41 10-63zM59 188c-10 0-27-7-33-35-3-16-3-42-3-59 0-18 0-36 3-52 5-33 26-36 33-36 10 0 28 5 34 33 3 16 3 38 3 55 0 21 0 40-3 59-5 26-21 35-34 3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ew Poulter</meta:initial-creator>
    <meta:creation-date>2017-11-15T17:35:21.999102481</meta:creation-date>
    <dc:date>2017-11-15T22:25:36.662606087</dc:date>
    <dc:creator>Matthew Poulter</dc:creator>
    <meta:editing-duration>PT3M43S</meta:editing-duration>
    <meta:editing-cycles>1</meta:editing-cycles>
    <meta:document-statistic meta:object-count="197"/>
    <meta:generator>LibreOffice/4.2.8.2$Linux_X86_64 LibreOffice_project/420m0$Build-2</meta:generator>
  </office:meta>
</office:document-meta>
</file>